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8d33"/>
    </style:style>
    <style:style style:name="P2" style:family="paragraph" style:parent-style-name="Text_20_body">
      <style:paragraph-properties fo:text-align="end" style:justify-single-word="false"/>
      <style:text-properties officeooo:paragraph-rsid="00158d33"/>
    </style:style>
    <style:style style:name="P3" style:family="paragraph" style:parent-style-name="Text_20_body">
      <style:paragraph-properties fo:text-align="start" style:justify-single-word="false"/>
      <style:text-properties officeooo:paragraph-rsid="00158d33"/>
    </style:style>
    <style:style style:name="T1" style:family="text">
      <style:text-properties officeooo:rsid="0014cd60"/>
    </style:style>
    <style:style style:name="T2" style:family="text">
      <style:text-properties officeooo:rsid="00158d33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4cd60" style:font-size-asian="11pt" style:font-size-complex="11pt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3">Dans un premier temps, les données ont été chargées dans R à l'aide de la fonction </text:span><text:span text:style-name="Source_20_Text"><text:span text:style-name="T3">read_csv()</text:span></text:span><text:span text:style-name="T3">. Ensuite, afin de faciliter l'importation de ces données dans phpMyAdmin, nous avons procédé à un </text:span><text:span text:style-name="Strong_20_Emphasis"><text:span text:style-name="T3">découpage (slicing)</text:span></text:span><text:span text:style-name="T3"> de la base initiale en </text:span><text:span text:style-name="Strong_20_Emphasis"><text:span text:style-name="T3">sept tables distinctes</text:span></text:span><text:span text:style-name="T3">, chacune regroupant les variables pertinentes pour son thème spécifique.</text:span></text:p>
      <text:p text:style-name="Text_20_body"><text:span text:style-name="T3">Par exemple, pour la table </text:span><text:span text:style-name="Strong_20_Emphasis"><text:span text:style-name="T3">"société"</text:span></text:span><text:span text:style-name="T3">, nous avons conservé uniquement les colonnes suivantes : </text:span><text:span text:style-name="Source_20_Text"><text:span text:style-name="T3">"siren"</text:span></text:span><text:span text:style-name="T3">, </text:span><text:span text:style-name="Source_20_Text"><text:span text:style-name="T3">"denomination"</text:span></text:span><text:span text:style-name="T3">, </text:span><text:span text:style-name="Source_20_Text"><text:span text:style-name="T3">"postal_code"</text:span></text:span><text:span text:style-name="T3">, </text:span><text:span text:style-name="Source_20_Text"><text:span text:style-name="T3">"town"</text:span></text:span><text:span text:style-name="T3"> et </text:span><text:span text:style-name="Source_20_Text"><text:span text:style-name="T3">"ape"</text:span></text:span><text:span text:style-name="T3">.</text:span></text:p>
      <text:p text:style-name="Text_20_body"><text:span text:style-name="T3">Ce processus a été appliqué à chaque table en sélectionnant les attributs nécessaires, puis nous avons limité chaque sous-table à ses </text:span><text:span text:style-name="Strong_20_Emphasis"><text:span text:style-name="T3">300 premières lignes</text:span></text:span><text:span text:style-name="T3"> afin de simplifier les tests d’importation.</text:span></text:p>
      <text:p text:style-name="P1"><text:span text:style-name="T3">Enfin, les tables ont été exportées au format CSV à l’aide de la fonction </text:span><text:span text:style-name="Source_20_Text"><text:span text:style-name="T3">write_cs</text:span></text:span><text:span text:style-name="Source_20_Text"><text:span text:style-name="T4">v.</text:span></text:span><text:span text:style-name="T3"> </text:span></text:p>
      <text:p text:style-name="P1"><text:span text:style-name="T3">Dans un premier temps, nous avions extrait les </text:span><text:span text:style-name="Strong_20_Emphasis"><text:span text:style-name="T3">300 premières lignes</text:span></text:span><text:span text:style-name="T3"> de la base de données globale. Toutefois, afin d'obtenir un </text:span><text:span text:style-name="Strong_20_Emphasis"><text:span text:style-name="T3">échantillon plus équilibré et représentatif dans le temps</text:span></text:span><text:span text:style-name="T3">, nous avons modifié notre approche : nous avons sélectionné </text:span><text:span text:style-name="Strong_20_Emphasis"><text:span text:style-name="T3">les 100 premières lignes pour chaque année</text:span></text:span><text:span text:style-name="T3">, de 2012 à 2016.</text:span></text:p>
      <text:p text:style-name="Text_20_body"><text:span text:style-name="T3">Pour cela, nous avons utilisé la </text:span><text:span text:style-name="Strong_20_Emphasis"><text:span text:style-name="T3">bibliothèque </text:span></text:span><text:span text:style-name="Strong_20_Emphasis"><text:span text:style-name="Source_20_Text"><text:span text:style-name="T3">sqldf</text:span></text:span></text:span><text:span text:style-name="T3"> dans R, qui permet d'exécuter des requêtes SQL directement sur des data frames. Par exemple, pour extraire les données de l’année 2012, nous avons utilisé la requête suivante :</text:span></text:p>
      <text:p text:style-name="P2"><text:span text:style-name="Source_20_Text">annee_2012 &lt;- sqldf("SELECT * FROM data_kaggle WHERE year = 2012")</text:span> </text:p>
      <text:p text:style-name="P3"><text:s text:c="2"/><text:span text:style-name="T5"><text:s/>Cette commande retourne toutes les colonnes de la base </text:span><text:span text:style-name="Source_20_Text"><text:span text:style-name="T5">data_kaggle</text:span></text:span><text:span text:style-name="T5"> pour les lignes dont l’année est </text:span><text:span text:style-name="Strong_20_Emphasis"><text:span text:style-name="T5">égale à 2012</text:span></text:span><text:span text:style-name="T5">.</text:span></text:p>
      <text:p text:style-name="Text_20_body"><text:span text:style-name="T5">Nous avons ensuite appliqué la même méthode pour chaque année (2013 à 2016), puis extrait les </text:span><text:span text:style-name="Strong_20_Emphasis"><text:span text:style-name="T5">100 premières lignes de chaque sous-ensemble</text:span></text:span><text:span text:style-name="T5">. Enfin, nous avons combiné ces sous-ensembles afin d’obtenir une </text:span><text:span text:style-name="Strong_20_Emphasis"><text:span text:style-name="T5">table finale regroupant 500 lignes (100 par année)</text:span></text:span><text:span text:style-name="T5">. Cette nouvelle table est ainsi mieux structurée pour les futures analyses et pourra être </text:span><text:span text:style-name="Strong_20_Emphasis"><text:span text:style-name="T5">importée dans phpMyAdmin</text:span></text:span><text:span text:style-name="T5"> pour les étapes suivantes de notre projet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2:28:38.428000000</meta:creation-date>
    <meta:editing-duration>P5DT5H30M6S</meta:editing-duration>
    <meta:editing-cycles>3</meta:editing-cycles>
    <meta:generator>LibreOffice/24.2.1.2$Windows_X86_64 LibreOffice_project/db4def46b0453cc22e2d0305797cf981b68ef5ac</meta:generator>
    <dc:date>2025-04-08T18:08:23.016000000</dc:date>
    <meta:document-statistic meta:table-count="0" meta:image-count="0" meta:object-count="0" meta:page-count="1" meta:paragraph-count="9" meta:word-count="294" meta:character-count="1891" meta:non-whitespace-character-count="1601"/>
  </office:meta>
</office:document-meta>
</file>